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219cm" fo:min-width="1.6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6cm" fo:min-width="1.1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4cm" fo:min-width="1.0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4cm" fo:min-width="0cm"/>
    </style:style>
    <style:style style:name="gr6" style:family="graphic" style:parent-style-name="standard">
      <style:graphic-properties svg:stroke-width="0.102cm" svg:stroke-color="#9966cc" draw:marker-start-width="0.352cm" draw:marker-end-width="0.352cm" draw:fill="none" draw:textarea-horizontal-align="justify" draw:textarea-vertical-align="middle" draw:auto-grow-height="false" fo:min-height="7.105cm" fo:min-width="6.855cm" fo:padding-top="0.175cm" fo:padding-bottom="0.175cm" fo:padding-left="0.3cm" fo:padding-right="0.3cm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9.683cm" fo:min-width="10.676cm"/>
    </style:style>
    <style:style style:name="gr8" style:family="graphic" style:parent-style-name="standard">
      <style:graphic-properties svg:stroke-color="#9966cc" draw:fill="solid" draw:fill-color="#9966c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ff" draw:fill="solid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081cm"/>
    </style:style>
    <style:style style:name="gr11" style:family="graphic" style:parent-style-name="objectwithoutfill">
      <style:graphic-properties draw:stroke="solid" draw:stroke-dash="Dashed_20__28_var_29_" svg:stroke-width="0.102cm" svg:stroke-color="#b3b3b3" draw:marker-start-width="0.276cm" draw:marker-end-width="0.276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dash" draw:stroke-dash="Ultra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0.563cm"/>
    </style:style>
    <style:style style:name="gr15" style:family="graphic" style:parent-style-name="standard">
      <style:graphic-properties draw:fill="solid" draw:fill-color="#00ae00" draw:textarea-horizontal-align="justify" draw:textarea-vertical-align="middle" draw:auto-grow-height="false" fo:min-height="0.00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0.833cm"/>
    </style:style>
    <style:style style:name="gr17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cm" fo:min-width="1.31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.11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1.11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1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138cm"/>
    </style:style>
    <style:style style:name="gr23" style:family="graphic" style:parent-style-name="standard">
      <style:graphic-properties draw:fill="solid" draw:fill-color="#00ae00" draw:textarea-horizontal-align="justify" draw:textarea-vertical-align="middle" draw:auto-grow-height="false" fo:min-height="0.112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0.834cm"/>
    </style:style>
    <style:style style:name="gr25" style:family="graphic" style:parent-style-name="standard">
      <style:graphic-properties draw:textarea-horizontal-align="justify" draw:textarea-vertical-align="middle" draw:auto-grow-height="false" fo:min-height="0.438cm" fo:min-width="0.18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.31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cm" fo:min-width="0.18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.2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.878cm"/>
    </style:style>
    <style:style style:name="gr30" style:family="graphic" style:parent-style-name="objectwithoutfill">
      <style:graphic-properties draw:marker-start="Arrowheads_20_2" draw:marker-end="Arrowheads_20_2" draw:fill="none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Times New Roman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2" fo:font-size="10pt" style:font-name-asian="Times New Roman2" style:font-size-asian="10pt" style:font-name-complex="Times New Roman2" style:font-size-complex="10pt"/>
    </style:style>
    <style:style style:name="T3" style:family="text">
      <style:text-properties style:text-position="sub 58%"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768cm" svg:y1="3.928cm" svg:x2="0.768cm" svg:y2="7.052cm">
            <text:p/>
          </draw:line>
          <draw:line draw:style-name="gr1" draw:text-style-name="P1" draw:layer="layout" svg:x1="2.483cm" svg:y1="3.932cm" svg:x2="2.483cm" svg:y2="7.056cm">
            <text:p/>
          </draw:line>
          <draw:custom-shape draw:style-name="gr2" draw:text-style-name="P1" draw:layer="layout" svg:width="2.178cm" svg:height="0.469cm" svg:x="0.405cm" svg:y="5.3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1.698cm" svg:height="1.556cm" svg:x="1.016cm" svg:y="4.959cm">
            <draw:text-box>
              <text:p text:style-name="P2"><text:span text:style-name="T1">+side</text:span></text:p>
            </draw:text-box>
          </draw:frame>
          <draw:frame draw:style-name="gr4" draw:text-style-name="P3" draw:layer="layout" svg:width="1.594cm" svg:height="1.584cm" svg:x="1.084cm" svg:y="5.693cm">
            <draw:text-box>
              <text:p text:style-name="P2"><text:span text:style-name="T1">-side</text:span></text:p>
            </draw:text-box>
          </draw:frame>
          <draw:frame draw:style-name="gr5" draw:text-style-name="P3" draw:layer="layout" svg:width="1.624cm" svg:height="1.554cm" svg:x="0.072cm" svg:y="7.074cm">
            <draw:text-box>
              <text:p text:style-name="P2"><text:span text:style-name="T1">Slit 1</text:span></text:p>
            </draw:text-box>
          </draw:frame>
          <draw:frame draw:style-name="gr5" draw:text-style-name="P3" draw:layer="layout" svg:width="1.624cm" svg:height="1.554cm" svg:x="1.676cm" svg:y="7.074cm">
            <draw:text-box>
              <text:p text:style-name="P2"><text:span text:style-name="T1">Slit 2</text:span></text:p>
            </draw:text-box>
          </draw:frame>
          <draw:line draw:style-name="gr1" draw:text-style-name="P4" draw:layer="layout" svg:x1="0.635cm" svg:y1="5.345cm" svg:x2="0.889cm" svg:y2="5.345cm">
            <text:p/>
          </draw:line>
          <draw:line draw:style-name="gr1" draw:text-style-name="P4" draw:layer="layout" svg:x1="0.635cm" svg:y1="5.845cm" svg:x2="0.889cm" svg:y2="5.845cm">
            <text:p/>
          </draw:line>
          <draw:line draw:style-name="gr1" draw:text-style-name="P4" draw:layer="layout" svg:x1="2.335cm" svg:y1="5.845cm" svg:x2="2.589cm" svg:y2="5.845cm">
            <text:p/>
          </draw:line>
          <draw:line draw:style-name="gr1" draw:text-style-name="P4" draw:layer="layout" svg:x1="2.335cm" svg:y1="5.345cm" svg:x2="2.589cm" svg:y2="5.345cm">
            <text:p/>
          </draw:line>
        </draw:g>
        <draw:g>
          <draw:g>
            <draw:custom-shape draw:style-name="gr6" draw:text-style-name="P4" draw:layer="layout" svg:width="10.541cm" svg:height="10.541cm" svg:x="21.49cm" svg:y="-2.4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11.176cm" svg:height="9.933cm" svg:x="21.209cm" svg:y="-2.667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0.381cm" svg:height="0.508cm" draw:transform="rotate (-0.838281639732876) translate (29.77cm 6.848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olygon draw:style-name="gr9" draw:text-style-name="P4" draw:layer="layout" svg:width="0.38cm" svg:height="0.634cm" svg:x="23.749cm" svg:y="6.985cm" svg:viewBox="0 0 381 635" draw:points="0,508 254,0 381,127 0,635">
              <text:p/>
            </draw:polygon>
          </draw:g>
          <draw:frame draw:style-name="gr10" draw:text-style-name="P3" draw:layer="layout" svg:width="1.581cm" svg:height="0.959cm" svg:x="29.21cm" svg:y="7.366cm">
            <draw:text-box>
              <text:p text:style-name="P2"><text:span text:style-name="T2">Ω</text:span><text:span text:style-name="T3">lab</text:span></text:p>
            </draw:text-box>
          </draw:frame>
        </draw:g>
        <draw:g>
          <draw:line draw:style-name="gr11" draw:text-style-name="P1" draw:layer="layout" svg:x1="0.315cm" svg:y1="5.56cm" svg:x2="9.82cm" svg:y2="5.56cm">
            <text:p/>
          </draw:line>
          <draw:line draw:style-name="gr11" draw:text-style-name="P1" draw:layer="layout" svg:x1="4.106cm" svg:y1="5.561cm" svg:x2="9.751cm" svg:y2="3.207cm">
            <text:p/>
          </draw:line>
          <draw:line draw:style-name="gr11" draw:text-style-name="P1" draw:layer="layout" svg:x1="4.107cm" svg:y1="5.563cm" svg:x2="9.751cm" svg:y2="7.623cm">
            <text:p/>
          </draw:line>
          <draw:line draw:style-name="gr11" draw:text-style-name="P1" draw:layer="layout" svg:x1="9.822cm" svg:y1="5.564cm" svg:x2="15.467cm" svg:y2="3.21cm">
            <text:p/>
          </draw:line>
          <draw:line draw:style-name="gr11" draw:text-style-name="P1" draw:layer="layout" svg:x1="9.822cm" svg:y1="5.569cm" svg:x2="15.466cm" svg:y2="7.629cm">
            <text:p/>
          </draw:line>
          <draw:line draw:style-name="gr11" draw:text-style-name="P1" draw:layer="layout" svg:x1="9.783cm" svg:y1="3.242cm" svg:x2="19.004cm" svg:y2="3.242cm">
            <text:p/>
          </draw:line>
          <draw:line draw:style-name="gr11" draw:text-style-name="P1" draw:layer="layout" svg:x1="9.785cm" svg:y1="7.679cm" svg:x2="19.005cm" svg:y2="7.679cm">
            <text:p/>
          </draw:line>
          <draw:line draw:style-name="gr12" draw:text-style-name="P1" draw:layer="layout" svg:x1="4.081cm" svg:y1="7.997cm" svg:x2="4.081cm" svg:y2="2.794cm">
            <text:p/>
          </draw:line>
          <draw:line draw:style-name="gr12" draw:text-style-name="P1" draw:layer="layout" svg:x1="9.795cm" svg:y1="7.999cm" svg:x2="9.795cm" svg:y2="2.796cm">
            <text:p/>
          </draw:line>
          <draw:line draw:style-name="gr12" draw:text-style-name="P1" draw:layer="layout" svg:x1="15.51cm" svg:y1="8.001cm" svg:x2="15.51cm" svg:y2="2.798cm">
            <text:p/>
          </draw:line>
        </draw:g>
        <draw:g>
          <draw:line draw:style-name="gr13" draw:text-style-name="P1" draw:layer="layout" svg:x1="0.667cm" svg:y1="1.777cm" svg:x2="1.778cm" svg:y2="1.777cm">
            <text:p/>
          </draw:line>
          <draw:line draw:style-name="gr13" draw:text-style-name="P1" draw:layer="layout" svg:x1="0.704cm" svg:y1="1.777cm" svg:x2="0.704cm" svg:y2="0.718cm">
            <text:p/>
          </draw:line>
          <draw:frame draw:style-name="gr14" draw:text-style-name="P3" draw:layer="layout" svg:width="1.27cm" svg:height="0.813cm" svg:x="1.082cm" svg:y="0.994cm">
            <draw:text-box>
              <text:p><text:span text:style-name="T1">+z</text:span></text:p>
            </draw:text-box>
          </draw:frame>
          <draw:frame draw:style-name="gr14" draw:text-style-name="P3" draw:layer="layout" svg:width="1.27cm" svg:height="0.813cm" svg:x="0.253cm" svg:y="0.165cm">
            <draw:text-box>
              <text:p><text:span text:style-name="T1">+x</text:span></text:p>
            </draw:text-box>
          </draw:frame>
        </draw:g>
        <draw:g>
          <draw:custom-shape draw:style-name="gr15" draw:text-style-name="P1" draw:layer="layout" svg:width="0.363cm" svg:height="0.363cm" svg:x="5.486cm" svg:y="1.87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6" draw:text-style-name="P3" draw:layer="layout" svg:width="1.333cm" svg:height="1.043cm" svg:x="4.384cm" svg:y="1.533cm">
            <draw:text-box>
              <text:p text:style-name="P2"><text:span text:style-name="T1">+V</text:span><text:span text:style-name="T3">c1</text:span></text:p>
            </draw:text-box>
          </draw:frame>
        </draw:g>
        <draw:g>
          <draw:custom-shape draw:style-name="gr17" draw:text-style-name="P1" draw:layer="layout" svg:width="1.815cm" svg:height="0.181cm" svg:x="4.699cm" svg:y="8.5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3" draw:layer="layout" svg:width="1.613cm" svg:height="0.814cm" svg:x="4.881cm" svg:y="8.69cm">
            <draw:text-box>
              <text:p text:style-name="P2"><text:span text:style-name="T1">GND</text:span></text:p>
            </draw:text-box>
          </draw:frame>
        </draw:g>
        <draw:g>
          <draw:custom-shape draw:style-name="gr17" draw:text-style-name="P1" draw:layer="layout" svg:width="1.815cm" svg:height="0.181cm" svg:x="13.332cm" svg:y="2.005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3" draw:layer="layout" svg:width="1.613cm" svg:height="0.813cm" svg:x="13.49cm" svg:y="1.29cm">
            <draw:text-box>
              <text:p text:style-name="P2"><text:span text:style-name="T1">GND</text:span></text:p>
            </draw:text-box>
          </draw:frame>
        </draw:g>
        <draw:frame draw:style-name="gr20" draw:text-style-name="P3" draw:layer="layout" svg:width="1.941cm" svg:height="1.267cm" draw:transform="rotate (1.5707963267949) translate (4.027cm 6.513cm)">
          <draw:text-box>
            <text:p text:style-name="P2"><text:span text:style-name="T1">Grating 1</text:span></text:p>
          </draw:text-box>
        </draw:frame>
        <draw:g>
          <draw:line draw:style-name="gr21" draw:text-style-name="P1" draw:layer="layout" svg:x1="7.682cm" svg:y1="4.978cm" svg:x2="9.525cm" svg:y2="4.978cm">
            <text:p/>
          </draw:line>
          <draw:frame draw:style-name="gr22" draw:text-style-name="P3" draw:layer="layout" svg:width="1.638cm" svg:height="0.84cm" svg:x="6.493cm" svg:y="4.667cm">
            <draw:text-box>
              <text:p text:style-name="P2"><text:span text:style-name="T1">GND</text:span></text:p>
            </draw:text-box>
          </draw:frame>
        </draw:g>
        <draw:g>
          <draw:custom-shape draw:style-name="gr23" draw:text-style-name="P1" draw:layer="layout" svg:width="0.362cm" svg:height="0.362cm" svg:x="14.37cm" svg:y="9.041cm">
            <text:p/>
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frame draw:style-name="gr24" draw:text-style-name="P3" draw:layer="layout" svg:width="1.334cm" svg:height="1.043cm" svg:x="13.273cm" svg:y="8.736cm">
            <draw:text-box>
              <text:p text:style-name="P2"><text:span text:style-name="T1">+V</text:span><text:span text:style-name="T3">c2</text:span></text:p>
            </draw:text-box>
          </draw:frame>
        </draw:g>
        <draw:custom-shape draw:style-name="gr25" draw:text-style-name="P5" draw:layer="layout" svg:width="0.973cm" svg:height="0.972cm" svg:x="8.088cm" svg:y="1.2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6" draw:text-style-name="P3" draw:layer="layout" svg:width="1.813cm" svg:height="1.043cm" svg:x="6.604cm" svg:y="1.27cm">
          <draw:text-box>
            <text:p text:style-name="P2"><text:span text:style-name="T1">+V</text:span><text:span text:style-name="T3">pillars</text:span></text:p>
          </draw:text-box>
        </draw:frame>
        <draw:frame draw:style-name="gr20" draw:text-style-name="P3" draw:layer="layout" svg:width="2.068cm" svg:height="1.267cm" draw:transform="rotate (1.5707963267949) translate (9.765cm 6.513cm)">
          <draw:text-box>
            <text:p text:style-name="P2"><text:span text:style-name="T1">Grating 2</text:span></text:p>
          </draw:text-box>
        </draw:frame>
        <draw:frame draw:style-name="gr20" draw:text-style-name="P3" draw:layer="layout" svg:width="1.941cm" svg:height="1.267cm" draw:transform="rotate (1.5707963267949) translate (15.422cm 6.513cm)">
          <draw:text-box>
            <text:p text:style-name="P2"><text:span text:style-name="T1">Grating 3</text:span></text:p>
          </draw:text-box>
        </draw:frame>
        <draw:custom-shape draw:style-name="gr27" draw:text-style-name="P5" draw:layer="layout" svg:width="0.973cm" svg:height="0.974cm" svg:x="8.115cm" svg:y="7.5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8" draw:text-style-name="P3" draw:layer="layout" svg:width="1.72cm" svg:height="1.043cm" svg:x="6.731cm" svg:y="7.593cm">
          <draw:text-box>
            <text:p text:style-name="P2"><text:span text:style-name="T1">-V</text:span><text:span text:style-name="T3">pillars</text:span></text:p>
          </draw:text-box>
        </draw:frame>
        <draw:frame draw:style-name="gr29" draw:text-style-name="P3" draw:layer="layout" svg:width="2.378cm" svg:height="0.814cm" svg:x="18.034cm" svg:y="0.254cm">
          <draw:text-box>
            <text:p text:style-name="P2"><text:span text:style-name="T1">Not to scale</text:span></text:p>
          </draw:text-box>
        </draw:frame>
        <draw:line draw:style-name="gr30" draw:text-style-name="P4" draw:layer="layout" svg:x1="9.236cm" svg:y1="1.778cm" svg:x2="9.236cm" svg:y2="1.27cm">
          <text:p/>
        </draw:line>
        <draw:frame draw:style-name="gr26" draw:text-style-name="P3" draw:layer="layout" svg:width="1.813cm" svg:height="1.043cm" svg:x="9.144cm" svg:y="1.016cm">
          <draw:text-box>
            <text:p text:style-name="P2"><text:span text:style-name="T1">R</text:span><text:span text:style-name="T3">pilla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65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8T14:08:13.064003386</meta:creation-date>
    <dc:date>2015-06-24T12:34:23.077876069</dc:date>
    <meta:editing-duration>PT3H31M</meta:editing-duration>
    <meta:editing-cycles>23</meta:editing-cycles>
    <meta:generator>LibreOffice/4.3.7.2$Linux_X86_64 LibreOffice_project/430m0$Build-2</meta:generator>
    <meta:document-statistic meta:object-count="60"/>
  </office:meta>
</office:document-meta>
</file>